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ninja_level2" table:style-name="ta1">
        <table:table-column table:style-name="co1" table:number-columns-repeated="83" table:default-cell-style-name="Default"/>
        <table:table-row table:style-name="ro1">
          <table:table-cell office:value-type="string" calcext:value-type="string">
            <text:p>File Version</text:p>
          </table:table-cell>
          <table:table-cell table:number-columns-repeated="8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2"/>
        </table:table-row>
        <table:table-row table:style-name="ro1">
          <table:table-cell table:style-name="ce1" office:value-type="string" calcext:value-type="string">
            <text:p>Game Mode: Normal, RaceToThedeath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8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1"/>
          <table:table-cell office:value-type="string" calcext:value-type="string">
            <text:p>0|</text:p>
          </table:table-cell>
          <table:table-cell table:number-columns-repeated="2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3"/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9"/>
          <table:table-cell table:number-columns-repeated="2" office:value-type="float" office:value="2" calcext:value-type="float">
            <text:p>2</text:p>
          </table:table-cell>
          <table:table-cell table:number-columns-repeated="37"/>
          <table:table-cell office:value-type="string" calcext:value-type="string">
            <text:p>M: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56" calcext:value-type="float">
            <text:p>56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36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number-columns-repeated="28"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table:number-columns-repeated="25"/>
          <table:table-cell office:value-type="float" office:value="25" calcext:value-type="float">
            <text:p>2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: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M: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M: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M:8</text:p>
          </table:table-cell>
          <table:table-cell table:number-columns-repeated="11"/>
          <table:table-cell office:value-type="string" calcext:value-type="string">
            <text:p>M: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M: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M: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1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6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0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0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0"/>
          <table:table-cell table:number-columns-repeated="6" office:value-type="float" office:value="3" calcext:value-type="float">
            <text:p>3</text:p>
          </table:table-cell>
          <table:table-cell table:number-columns-repeated="4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l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dder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ynamit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glewee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l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st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al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va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ster gen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mantium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n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ulet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lim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on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der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ed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ick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las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ay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ick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uriken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at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dikit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vepoint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d of Level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rrel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pe</text:p>
          </table:table-cell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20:49:36.4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21:13:31.893000000</dc:date>
    <meta:editing-duration>PT27M38S</meta:editing-duration>
    <meta:editing-cycles>4</meta:editing-cycles>
    <meta:generator>LibreOffice/5.1.3.2$Windows_x86 LibreOffice_project/644e4637d1d8544fd9f56425bd6cec110e49301b</meta:generator>
    <meta:document-statistic meta:table-count="1" meta:cell-count="410" meta:object-count="0"/>
  </office:meta>
</office:document-meta>
</file>